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7" svg:font-family="'Source Sans Pro Light'" style:font-family-generic="swiss"/>
    <style:font-face style:name="Source Sans Pro Light4" svg:font-family="'Source Sans Pro Light'" style:font-adornments="Regular" style:font-family-generic="swiss"/>
    <style:font-face style:name="Source Sans Pro Light3" svg:font-family="'Source Sans Pro Light'" style:font-adornments="細字" style:font-family-generic="swiss"/>
    <style:font-face style:name="Source Sans Pro Semibold8" svg:font-family="'Source Sans Pro Semibold'" style:font-family-generic="swiss"/>
    <style:font-face style:name="Source Sans Pro Semibold4" svg:font-family="'Source Sans Pro Semibold'" style:font-adornments="Regular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標準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adornments="細字" style:font-family-generic="modern" style:font-pitch="variable"/>
    <style:font-face style:name="Source Sans Pro Light5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6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7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1.722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title">
      <style:graphic-properties draw:auto-grow-height="true" fo:min-height="2.676cm"/>
    </style:style>
    <style:style style:name="pr5" style:family="presentation" style:parent-style-name="alizarin-subtitle" style:list-style-name="L1">
      <style:graphic-properties draw:fill-color="#ffffff" draw:auto-grow-height="true" fo:min-height="13cm"/>
    </style:style>
    <style:style style:name="pr6" style:family="presentation" style:parent-style-name="alizarin-subtitle" style:list-style-name="L1">
      <style:graphic-properties draw:fill-color="#ffffff" draw:auto-grow-height="true" fo:min-height="13.715cm"/>
    </style:style>
    <style:style style:name="pr7" style:family="presentation" style:parent-style-name="alizarin-subtitle" style:list-style-name="L1">
      <style:graphic-properties draw:fill-color="#ffffff" draw:auto-grow-height="true" fo:min-height="13cm"/>
    </style:style>
    <style:style style:name="pr8" style:family="presentation" style:parent-style-name="alizarin-subtitle" style:list-style-name="L1">
      <style:graphic-properties draw:fill-color="#ffffff" draw:auto-grow-height="true" fo:min-height="13cm"/>
    </style:style>
    <style:style style:name="pr9" style:family="presentation" style:parent-style-name="alizarin-subtitle" style:list-style-name="L1">
      <style:graphic-properties draw:fill-color="#ffffff" draw:auto-grow-height="true" fo:min-height="13cm"/>
    </style:style>
    <style:style style:name="pr10" style:family="presentation" style:parent-style-name="alizarin-subtitle" style:list-style-name="L1">
      <style:graphic-properties draw:fill-color="#ffffff" draw:auto-grow-height="true" fo:min-height="13cm"/>
    </style:style>
    <style:style style:name="pr11" style:family="presentation" style:parent-style-name="alizarin-subtitle" style:list-style-name="L1">
      <style:graphic-properties draw:fill-color="#ffffff" draw:auto-grow-height="true" fo:min-height="13cm"/>
    </style:style>
    <style:style style:name="pr12" style:family="presentation" style:parent-style-name="alizarin-subtitle" style:list-style-name="L3">
      <style:graphic-properties draw:fill-color="#ffffff" draw:auto-grow-height="true" fo:min-height="13cm"/>
    </style:style>
    <style:style style:name="pr13" style:family="presentation" style:parent-style-name="alizarin-subtitle" style:list-style-name="L3">
      <style:graphic-properties draw:fill-color="#ffffff" draw:auto-grow-height="true" fo:min-height="13cm"/>
    </style:style>
    <style:style style:name="pr14" style:family="presentation" style:parent-style-name="alizarin-subtitle" style:list-style-name="L3">
      <style:graphic-properties draw:fill-color="#ffffff" draw:auto-grow-height="true" fo:min-height="13cm"/>
    </style:style>
    <style:style style:name="pr15" style:family="presentation" style:parent-style-name="alizarin-subtitle" style:list-style-name="L3">
      <style:graphic-properties draw:fill-color="#ffffff" draw:auto-grow-height="true" fo:min-height="13cm"/>
    </style:style>
    <style:style style:name="pr16" style:family="presentation" style:parent-style-name="alizarin-subtitle" style:list-style-name="L3">
      <style:graphic-properties draw:fill-color="#ffffff" draw:auto-grow-height="true" fo:min-height="13cm"/>
    </style:style>
    <style:style style:name="pr17" style:family="presentation" style:parent-style-name="alizarin-subtitle" style:list-style-name="L3">
      <style:graphic-properties draw:fill-color="#ffffff" draw:auto-grow-height="true" fo:min-height="13cm"/>
    </style:style>
    <style:style style:name="pr18" style:family="presentation" style:parent-style-name="alizarin-subtitle" style:list-style-name="L3">
      <style:graphic-properties draw:fill-color="#ffffff" draw:auto-grow-height="true" fo:min-height="13cm"/>
    </style:style>
    <style:style style:name="pr19" style:family="presentation" style:parent-style-name="alizarin-subtitle" style:list-style-name="L1">
      <style:graphic-properties draw:fill-color="#ffffff" draw:auto-grow-height="true" fo:min-height="13cm"/>
    </style:style>
    <style:style style:name="pr20" style:family="presentation" style:parent-style-name="alizarin-subtitle" style:list-style-name="L1">
      <style:graphic-properties draw:fill-color="#ffffff" draw:auto-grow-height="true" fo:min-height="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top="0.254cm" fo:margin-bottom="0.254cm"/>
    </style:style>
    <style:style style:name="P4" style:family="paragraph">
      <loext:graphic-properties draw:fill-color="#ffffff"/>
      <style:paragraph-properties fo:margin-top="0.254cm" fo:margin-bottom="0.254cm"/>
      <style:text-properties fo:font-size="26pt"/>
    </style:style>
    <style:style style:name="P5" style:family="paragraph">
      <style:paragraph-properties fo:margin-top="0.152cm" fo:margin-bottom="0.152cm"/>
    </style:style>
    <style:style style:name="P6" style:family="paragraph">
      <loext:graphic-properties draw:fill-color="#ffffff"/>
      <style:paragraph-properties fo:margin-top="0.254cm" fo:margin-bottom="0.254cm"/>
      <style:text-properties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fo:margin-top="0.254cm" fo:margin-bottom="0.254cm"/>
    </style:style>
    <style:style style:name="P9" style:family="paragraph">
      <style:paragraph-properties fo:margin-top="0.356cm" fo:margin-bottom="0.356cm"/>
    </style:style>
    <style:style style:name="P10" style:family="paragraph">
      <style:paragraph-properties fo:margin-top="0.254cm" fo:margin-bottom="0.254cm"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ource Sans Pro Semibold4" fo:font-size="16pt" style:font-name-asian="Source Sans Pro Semibold4" style:font-size-asian="16pt" style:font-name-complex="Source Sans Pro Semibold4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Source Sans Pro Light4" fo:font-size="22pt" style:font-name-asian="Source Sans Pro Light4" style:font-size-asian="22pt" style:font-name-complex="Source Sans Pro Light4" style:font-size-complex="22pt"/>
    </style:style>
    <style:style style:name="T16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5"/>
      <draw:page draw:name="page1" draw:style-name="dp1" draw:master-page-name="alizarin" presentation:presentation-page-layout-name="AL1T0" presentation:use-date-time-name="dtd1">
        <draw:frame presentation:style-name="pr1" draw:layer="layout" svg:width="26cm" svg:height="1.722cm" svg:x="1.016cm" svg:y="1.072cm" presentation:class="title" presentation:user-transformed="true">
          <draw:text-box>
            <text:p><text:span text:style-name="T1">Nevada County Sheriff's Search and Rescue</text:span></text:p>
          </draw:text-box>
        </draw:frame>
        <draw:frame presentation:style-name="pr2" draw:text-style-name="P1" draw:layer="layout" svg:width="25.199cm" svg:height="12.954cm" svg:x="1.401cm" svg:y="5.08cm" presentation:class="outline" presentation:user-transformed="true">
          <draw:text-box>
            <text:p text:style-name="P1"><text:span text:style-name="T2"/></text:p>
            <text:p text:style-name="P1"><text:span text:style-name="T3">Radio Log Software</text:span></text:p>
            <text:p text:style-name="P1"><text:span text:style-name="T4">Features Overview</text:span></text:p>
            <text:p text:style-name="P1"/>
            <text:p text:style-name="P1"><text:span text:style-name="T5">Open Source project, </text:span><text:span text:style-name="T6">©</text:span><text:span text:style-name="T5">2015 Tom Grundy</text:span></text:p>
            <text:p text:style-name="P1"><text:span text:style-name="T5"><text:a xlink:href="http://ncssarradiologsoftware.sourceforge.net/" xlink:type="simple">ncssarradiologsoftware.sourceforge.net</text:a></text:span></text:p>
            <text:p text:style-name="P1"><text:span text:style-name="T5"><text:a xlink:href="http://www.ncssar-nc.org/" xlink:type="simple">www.ncssar-nc.org</text:a></text:span></text:p>
            <text:p text:style-name="P1"><text:span text:style-name="T7">Licensed under GPL-3.0</text:span></text:p>
            <text:p text:style-name="P1"><text:span text:style-name="T7">Free to use, distribute, and modify; intended for the Search and Rescue community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5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General Radio Log management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0">Intended to be user-friendly and intuitive, with no training necessary to make use of key features</text:span></text:p>
                  </text:list-item>
                  <text:list-item>
                    <text:p text:style-name="P3"><text:span text:style-name="T10">Most features are automat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11">Less overhead = Reduced Fiddling</text:span></text:p>
                      </text:list-item>
                      <text:list-item>
                        <text:p text:style-name="P3"><text:span text:style-name="T11">Fewer options = Reduced Fiddl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1">Reduced Fiddling = more effective Radio Opera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6" draw:text-style-name="P6" draw:layer="layout" svg:width="25.5cm" svg:height="13.715cm" svg:x="1.424cm" svg:y="4.722cm" presentation:class="subtitle" presentation:user-transformed="true">
          <draw:text-box>
            <text:list text:style-name="L1">
              <text:list-item>
                <text:p text:style-name="P3"><text:span text:style-name="T9">Key Features</text:span></text:p>
                <text:list>
                  <text:list-item>
                    <text:p text:style-name="P5"><text:span text:style-name="T12">Team Tabs</text:span></text:p>
                  </text:list-item>
                  <text:list-item>
                    <text:p text:style-name="P5"><text:span text:style-name="T12">Timeouts / Welfare Check reminders</text:span></text:p>
                  </text:list-item>
                  <text:list-item>
                    <text:p text:style-name="P5"><text:span text:style-name="T12">Team Status</text:span></text:p>
                  </text:list-item>
                  <text:list-item>
                    <text:p text:style-name="P5"><text:span text:style-name="T12">Clue management</text:span></text:p>
                  </text:list-item>
                  <text:list-item>
                    <text:p text:style-name="P5"><text:span text:style-name="T12">Kenwood FleetSync interface</text:span></text:p>
                  </text:list-item>
                  <text:list-item>
                    <text:p text:style-name="P5"><text:span text:style-name="T12">Message Stack</text:span></text:p>
                  </text:list-item>
                  <text:list-item>
                    <text:p text:style-name="P5"><text:span text:style-name="T12">Amendable messages</text:span></text:p>
                  </text:list-item>
                  <text:list-item>
                    <text:p text:style-name="P5"><text:span text:style-name="T12">Multi-Operational Period support</text:span></text:p>
                  </text:list-item>
                  <text:list-item>
                    <text:p text:style-name="P5"><text:span text:style-name="T12">Printing</text:span></text:p>
                  </text:list-item>
                  <text:list-item>
                    <text:p text:style-name="P5"><text:span text:style-name="T12">Automatic file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Team Tabs</text:span></text:p>
                <text:list>
                  <text:list-item>
                    <text:p text:style-name="P3"><text:span text:style-name="T13">Team Tabs section is shown below the main Radio Log section</text:span></text:p>
                  </text:list-item>
                  <text:list-item>
                    <text:p text:style-name="P3"><text:span text:style-name="T13">Each Team Tab shows all radio log entries to or from that team</text:span></text:p>
                  </text:list-item>
                  <text:list-item>
                    <text:p text:style-name="P3"><text:span text:style-name="T13">Tabs are automatically created on the first message from a team</text:span></text:p>
                  </text:list-item>
                  <text:list-item>
                    <text:p text:style-name="P3"><text:span text:style-name="T13">Tab label background color indicates Team Status</text:span></text:p>
                  </text:list-item>
                  <text:list-item>
                    <text:p text:style-name="P3"><text:span text:style-name="T13">Tabs for teams with status 'At IC' are (optionally) removed when Operational Period is changed</text:span></text:p>
                  </text:list-item>
                  <text:list-item>
                    <text:p text:style-name="P3"><text:span text:style-name="T13">Individual Tabs can be removed / hidden at any ti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13">Tab contents can be printed separate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8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Timeouts / Welfare Check reminders</text:span></text:p>
                <text:list>
                  <text:list-item>
                    <text:p text:style-name="P3"><text:span text:style-name="T13">Keeps track of time since last message FROM each team</text:span></text:p>
                  </text:list-item>
                  <text:list-item>
                    <text:p text:style-name="P3"><text:span text:style-name="T13">Timeout duration can be changed at any time (default = 60 min.)</text:span></text:p>
                  </text:list-item>
                  <text:list-item>
                    <text:p text:style-name="P3"><text:span text:style-name="T13">Team Tab label flashes red when timed out</text:span></text:p>
                  </text:list-item>
                  <text:list-item>
                    <text:p text:style-name="P3"><text:span text:style-name="T13">Team Tab label flashes orange 5 minutes before timeout</text:span></text:p>
                  </text:list-item>
                  <text:list-item>
                    <text:p text:style-name="P3"><text:span text:style-name="T13">Teams with status 'At IC' cannot time 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9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Team Status</text:span></text:p>
                <text:list>
                  <text:list-item>
                    <text:p text:style-name="P3"><text:span text:style-name="T13">Each team has a 'Status' that can be updated during new entries</text:span></text:p>
                  </text:list-item>
                  <text:list-item>
                    <text:p text:style-name="P3"><text:span text:style-name="T13">Teams with any status (except 'At IC') can still time out</text:span></text:p>
                  </text:list-item>
                  <text:list-item>
                    <text:p text:style-name="P3"><text:span text:style-name="T13">Each team's Status:</text:span></text:p>
                    <text:list>
                      <text:list-item>
                        <text:p text:style-name="P3"><text:span text:style-name="T14">determines color of team tab label</text:span></text:p>
                      </text:list-item>
                      <text:list-item>
                        <text:p text:style-name="P3"><text:span text:style-name="T14">shows up in the New Entry Dialog for that team</text:span></text:p>
                      </text:list-item>
                      <text:list-item>
                        <text:p text:style-name="P3"><text:span text:style-name="T14">is recorded in each radio log ent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0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Team Status (continued)</text:span></text:p>
                <text:list>
                  <text:list-item>
                    <text:p text:style-name="P3"><text:span text:style-name="T13">Possible Values:</text:span></text:p>
                    <text:list>
                      <text:list-item>
                        <text:p text:style-name="P3"><text:span text:style-name="T14">At IC: green label; team cannot time out</text:span></text:p>
                      </text:list-item>
                      <text:list-item>
                        <text:p text:style-name="P3"><text:span text:style-name="T14">In Transit: blue label</text:span></text:p>
                      </text:list-item>
                      <text:list-item>
                        <text:p text:style-name="P3"><text:span text:style-name="T14">Working: white label, black border</text:span></text:p>
                      </text:list-item>
                      <text:list-item>
                        <text:p text:style-name="P3"><text:span text:style-name="T14">Waiting on Transport: flashing blue label; alternates with timeout color</text:span></text:p>
                      </text:list-item>
                      <text:list-item>
                        <text:p text:style-name="P3"><text:span text:style-name="T14">STANDBY: flashing black label; alternates with timeout color</text:span></text:p>
                      </text:list-item>
                    </text:list>
                  </text:list-item>
                  <text:list-item>
                    <text:p text:style-name="P3"><text:span text:style-name="T13">Normal progression of Status for each team during a search:</text:span></text:p>
                    <text:list>
                      <text:list-item>
                        <text:p text:style-name="P3"><text:span text:style-name="T14">At IC → In Transit → Working → (Waiting on Transport) → In Transit → At 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1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Clue Management</text:span></text:p>
                <text:list>
                  <text:list-item>
                    <text:p text:style-name="P3"><text:span text:style-name="T13">Clue Reports</text:span></text:p>
                    <text:list>
                      <text:list-item>
                        <text:p text:style-name="P3"><text:span text:style-name="T14">Created as needed during incoming messages</text:span></text:p>
                      </text:list-item>
                      <text:list-item>
                        <text:p text:style-name="P3"><text:span text:style-name="T14">Clue Number is automatically incremented, but can be changed</text:span></text:p>
                      </text:list-item>
                      <text:list-item>
                        <text:p text:style-name="P3"><text:span text:style-name="T14">Normally printed when entered, on existing Clue Report form</text:span></text:p>
                      </text:list-item>
                    </text:list>
                  </text:list-item>
                  <text:list-item>
                    <text:p text:style-name="P3"><text:span text:style-name="T13">Clue Log</text:span></text:p>
                    <text:list>
                      <text:list-item>
                        <text:p text:style-name="P3"><text:span text:style-name="T14">Automatically created by the system based on incoming clues</text:span></text:p>
                      </text:list-item>
                      <text:list-item>
                        <text:p text:style-name="P3"><text:span text:style-name="T14">Radio operator can also create a 'non-radio clue'</text:span></text:p>
                      </text:list-item>
                      <text:list-item>
                        <text:p text:style-name="P3"><text:span text:style-name="T14">Normally printed at end of each Operational Perio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4">Individual clue reports can also be printed from the Clue Log dialo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2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Kenwood FleetSync interface</text:span></text:p>
              </text:list-item>
            </text:list>
            <text:list text:style-name="L3">
              <text:list-item>
                <text:list>
                  <text:list-item>
                    <text:p text:style-name="P3">Incoming FleetSync message opens a New Entry Dialog</text:p>
                  </text:list-item>
                  <text:list-item>
                    <text:p text:style-name="P3">Works with up to 2 connected mobile radios</text:p>
                  </text:list-item>
                  <text:list-item>
                    <text:p text:style-name="P3">Automatic USB port scanning – no options to set</text:p>
                  </text:list-item>
                  <text:list-item>
                    <text:p text:style-name="P3">Default Callsign lookup table</text:p>
                  </text:list-item>
                  <text:list-item>
                    <text:p text:style-name="P3">Easy interface to change Callsigns on incoming message</text:p>
                  </text:list-item>
                  <text:list-item>
                    <text:p text:style-name="P3">No outgoing FleetSync features in this version: this is not a full FleetSync command interface conso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3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Kenwood FleetSync interface (continued)</text:span></text:p>
              </text:list-item>
            </text:list>
            <text:list text:style-name="L5">
              <text:list-item>
                <text:list>
                  <text:list-item>
                    <text:p text:style-name="P3">GPS-enabled microphone interface – incoming coordinates are:</text:p>
                    <text:list>
                      <text:list-item>
                        <text:p text:style-name="P3"><text:span text:style-name="T11">Recorded in the radio log</text:span></text:p>
                      </text:list-item>
                      <text:list-item>
                        <text:p text:style-name="P3"><text:span text:style-name="T11">Forwarded on the network as SARSoft locators</text:span></text:p>
                      </text:list-item>
                      <text:list-item>
                        <text:p text:style-name="P3"><text:span text:style-name="T11">Convertible between NAD27 CONUS and WGS84</text:span></text:p>
                      </text:list-item>
                      <text:list-item>
                        <text:p text:style-name="P3"><text:span text:style-name="T11">Convertible between UTM, D.d</text:span><text:span text:style-name="T15">º</text:span><text:span text:style-name="T11">, D</text:span><text:span text:style-name="T15">º</text:span><text:span text:style-name="T11"> M.m</text:span><text:span text:style-name="T15">ʼ</text:span><text:span text:style-name="T11">, D</text:span><text:span text:style-name="T15">º</text:span><text:span text:style-name="T11"> M</text:span><text:span text:style-name="T15">ʼ</text:span><text:span text:style-name="T11"> S.s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4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Message Stack</text:span></text:p>
                <text:list>
                  <text:list-item>
                    <text:p text:style-name="P3"><text:span text:style-name="T13">A clean, intuitive way to handle concurrent messages</text:span></text:p>
                  </text:list-item>
                  <text:list-item>
                    <text:p text:style-name="P3"><text:span text:style-name="T13">All messages are managed / shown like a 'stack of dishes'</text:span></text:p>
                  </text:list-item>
                  <text:list-item>
                    <text:p text:style-name="P3"><text:span text:style-name="T13">Message Stack Window stays 'on top' of all other windows, until all pending messages are accepted or canceled</text:span></text:p>
                  </text:list-item>
                  <text:list-item>
                    <text:p text:style-name="P3"><text:span text:style-name="T13">New Incoming Message - normal operation:</text:span></text:p>
                    <text:list>
                      <text:list-item>
                        <text:p text:style-name="P3"><text:span text:style-name="T14">creates a New Entry Dialog on the TOP of the Message Stack</text:span></text:p>
                      </text:list-item>
                      <text:list-item>
                        <text:p text:style-name="P3"><text:span text:style-name="T14">The new (top) entry is activated</text:span><text:span text:style-name="T1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5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Message Stack (continued)</text:span></text:p>
                <text:list>
                  <text:list-item>
                    <text:p text:style-name="P3"><text:span text:style-name="T13">New Incoming Message – when an existing message is active:</text:span></text:p>
                    <text:list>
                      <text:list-item>
                        <text:p text:style-name="P3"><text:span text:style-name="T14">'Continue Time': new incoming message will NOT create a New Entry Dialog, if there is already an open New Entry Dialog FROM the same team, which has been modified (typing / clicking) within the last 'Continue Time' number of seconds; <text:s/>i.e. the new incoming message is part of a “continued conversation”, therefore does not need its own new entry.</text:span></text:p>
                      </text:list-item>
                      <text:list-item>
                        <text:p text:style-name="P3"><text:span text:style-name="T14">'Hold Time': new incoming message from a different team WILL create a New Entry Dialog at the top of the stack, but WILL NOT be activated / steal focus, if the active dialog has been modified within the last 'Hold Time' number of seconds; i.e. “Please hold, I am still working on this message.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6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Amendable messages</text:span></text:p>
                <text:list>
                  <text:list-item>
                    <text:p text:style-name="P3"><text:span text:style-name="T13">All messages can be amended from right-click menu</text:span></text:p>
                  </text:list-item>
                  <text:list-item>
                    <text:p text:style-name="P3"><text:span text:style-name="T13">Previous message text is preserved:</text:span></text:p>
                  </text:list-item>
                </text:list>
              </text:list-item>
            </text:list>
            <text:p text:style-name="P9"><text:span text:style-name="T16"><text:tab/></text:span><text:span text:style-name="T16">AMENDED: amended message text; WAS: original message text</text:span></text:p>
            <text:list text:continue-numbering="true" text:style-name="L1">
              <text:list-item>
                <text:list>
                  <text:list-item>
                    <text:p text:style-name="P3"><text:span text:style-name="T13">Messages can be amended repeatedly</text:span></text:p>
                  </text:list-item>
                </text:list>
              </text:list-item>
            </text:list>
            <text:p text:style-name="P3"><text:span text:style-name="T1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7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Multi-Operational Period Support</text:span></text:p>
                <text:list>
                  <text:list-item>
                    <text:p text:style-name="P3"><text:span text:style-name="T13">Operational Period (OP) begins at 1</text:span></text:p>
                  </text:list-item>
                  <text:list-item>
                    <text:p text:style-name="P3"><text:span text:style-name="T13">Can be changed at any time (default is to increment by 1)</text:span></text:p>
                  </text:list-item>
                  <text:list-item>
                    <text:p text:style-name="P3"><text:span text:style-name="T13">When OP is changed:</text:span></text:p>
                    <text:list>
                      <text:list-item>
                        <text:p text:style-name="P3"><text:span text:style-name="T14">Radio Log, Team Logs, and Clue Log are (optionally) printed for finished OP</text:span></text:p>
                      </text:list-item>
                      <text:list-item>
                        <text:p text:style-name="P3"><text:span text:style-name="T14">Entry is added to Radio Log, indicating OP chan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8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Printing</text:span></text:p>
                <text:list>
                  <text:list-item>
                    <text:p text:style-name="P3"><text:span text:style-name="T13">Radio Log, Team Logs, Clue Log: PDF is built from scratch</text:span></text:p>
                  </text:list-item>
                  <text:list-item>
                    <text:p text:style-name="P3"><text:span text:style-name="T13">Clue Reports: Existing 'fillable' Clue Report Form PDF is automatically 'filled out', then saved as a new PDF per clue</text:span></text:p>
                  </text:list-item>
                  <text:list-item>
                    <text:p text:style-name="P3"><text:span text:style-name="T13">Generated PDF files are saved and sent to the default pri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19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3"><text:span text:style-name="T9">Automatic file management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Automatic save after every entry, in two directories</text:span></text:p>
                    <text:list>
                      <text:list-item>
                        <text:p text:style-name="P3"><text:span text:style-name="T11">Three files: Radio Log, Clue Log, FleetSync Lookup Table</text:span></text:p>
                      </text:list-item>
                      <text:list-item>
                        <text:p text:style-name="P3"><text:span text:style-name="T11">All files are .csv – readable by Excel, or as plain text if needed</text:span></text:p>
                      </text:list-item>
                    </text:list>
                  </text:list-item>
                  <text:list-item>
                    <text:p text:style-name="P3"><text:span text:style-name="T17">Automatic backups are made after every five entries</text:span></text:p>
                  </text:list-item>
                  <text:list-item>
                    <text:p text:style-name="P3"><text:span text:style-name="T17">The last five backups are always available</text:span></text:p>
                  </text:list-item>
                  <text:list-item>
                    <text:p text:style-name="P3"><text:span text:style-name="T17">Automatic crash detection and recovery</text:span></text:p>
                  </text:list-item>
                  <text:list-item>
                    <text:p text:style-name="P3"><text:span text:style-name="T17">Can load previous radio log files at any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0" presentation:use-date-time-name="dtd1">
        <draw:frame presentation:style-name="pr4" draw:layer="layout" svg:width="26cm" svg:height="2.676cm" svg:x="1cm" svg:y="0.824cm" presentation:class="title" presentation:user-transformed="true">
          <draw:text-box>
            <text:p><text:span text:style-name="T1">NCSSAR Radio Log Software</text:span><text:line-break/> <text:s text:c="2"/><text:span text:style-name="T8">Features Overview</text:span></text:p>
          </draw:text-box>
        </draw:frame>
        <draw:frame presentation:style-name="pr20" draw:text-style-name="P4" draw:layer="layout" svg:width="25.5cm" svg:height="13cm" svg:x="1cm" svg:y="5.5cm" presentation:class="subtitle" presentation:user-transformed="true">
          <draw:text-box>
            <text:p text:style-name="P10"><text:span text:style-name="T18">Thank You</text:span></text:p>
            <text:p text:style-name="P10"><text:span text:style-name="T18"/></text:p>
            <text:list text:style-name="L1">
              <text:list-item>
                <text:p text:style-name="P3"><text:span text:style-name="T19">Please contact the author if your SAR team is interested in using this software. <text:s/>This project was not originally intended to be usable by other county SAR teams. <text:s/>Some conversion may be needed, due to different procedures, protocols, forms, etc.</text:span></text:p>
                <text:p text:style-name="P3"><text:span text:style-name="T19"/></text:p>
              </text:list-item>
              <text:list-item>
                <text:p text:style-name="P3"><text:span text:style-name="T19">Future enhancements may invalidate parts of this overview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 Light7" svg:font-family="'Source Sans Pro Light'" style:font-family-generic="swiss"/>
    <style:font-face style:name="Source Sans Pro Light4" svg:font-family="'Source Sans Pro Light'" style:font-adornments="Regular" style:font-family-generic="swiss"/>
    <style:font-face style:name="Source Sans Pro Light3" svg:font-family="'Source Sans Pro Light'" style:font-adornments="細字" style:font-family-generic="swiss"/>
    <style:font-face style:name="Source Sans Pro Semibold8" svg:font-family="'Source Sans Pro Semibold'" style:font-family-generic="swiss"/>
    <style:font-face style:name="Source Sans Pro Semibold4" svg:font-family="'Source Sans Pro Semibold'" style:font-adornments="Regular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標準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adornments="細字" style:font-family-generic="modern" style:font-pitch="variable"/>
    <style:font-face style:name="Source Sans Pro Light5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6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7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8.299999237060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CA" style:font-size-asian="14pt" style:language-asian="en" style:country-asian="CA" style:font-size-complex="14pt" style:language-complex="en" style:country-complex="CA"/>
    </style:style>
    <style:style style:name="MT3" style:family="text">
      <style:text-properties fo:language="en" fo:country="CA" style:language-asian="en" style:country-asian="CA" style:language-complex="en" style:country-complex="C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3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21:44:29.171000000</meta:creation-date>
    <dc:date>2015-04-21T19:53:53.355000000</dc:date>
    <meta:editing-duration>P1DT2H29M35S</meta:editing-duration>
    <meta:editing-cycles>50</meta:editing-cycles>
    <meta:generator>LibreOffice/4.4.1.2$Windows_x86 LibreOffice_project/45e2de17089c24a1fa810c8f975a7171ba4cd432</meta:generator>
    <meta:document-statistic meta:object-count="104"/>
  </office:meta>
</office:document-meta>
</file>